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d4ad" officeooo:paragraph-rsid="0019d4ad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9d4ad" officeooo:paragraph-rsid="0019d4ad" style:font-size-asian="16pt" style:font-size-complex="16pt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officeooo:rsid="0019d4ad" officeooo:paragraph-rsid="0019d4ad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bold" officeooo:rsid="0019d4ad" officeooo:paragraph-rsid="0019d4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9d4ad" officeooo:paragraph-rsid="0019d4a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officeooo:paragraph-rsid="0019d4ad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1a23a9" officeooo:paragraph-rsid="001a23a9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1b39a2" officeooo:paragraph-rsid="001b39a2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1ca373" officeooo:paragraph-rsid="001ca37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d4ad" style:font-size-asian="12pt" style:font-size-complex="12pt"/>
    </style:style>
    <style:style style:name="T3" style:family="text">
      <style:text-properties fo:font-size="12pt" officeooo:rsid="001d0b91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officeooo:rsid="001d0b91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1d0b91" style:font-size-asian="12pt" style:font-style-asian="normal" style:font-size-complex="12pt" style:font-style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emysław Onaszkiewicz</text:p>
      <text:p text:style-name="P2"/>
      <text:p text:style-name="P1">SPOP Puzzle Solver </text:p>
      <text:p text:style-name="P1">Sprawozdanie</text:p>
      <text:p text:style-name="P1"/>
      <text:p text:style-name="P1"/>
      <text:p text:style-name="P3"><text:tab/>Celem projektu było zaimplementowanie w języku Haskell solvera łamigłówek graficznych opisanych w temacie projektu. Program składa się z dwóch głównych części. </text:p>
      <text:p text:style-name="P4">Część pierwsza – wczytywanie pliku:</text:p>
      <text:p text:style-name="P3"><text:tab/>Jak sama nazwa wskazuje jest to część odpowiadająca za wczytanie łamigłówki w formie tekstowej, ze ścieżki podanej przez użytkownika. Po wczytaniu odbywa się w niej konwersja z typu String na typ [[Int]].</text:p>
      <text:p text:style-name="P5">Część druga – implementacja algorytmu:</text:p>
      <text:p text:style-name="P3"><text:tab/>Został w niej częściowo zaimplementowany algorytm odpowiadający za rozwiązywanie łamigłówek. Opiera się on na dwóch podstawowych podejściach. </text:p>
      <text:list xml:id="list3426491148750222367" text:style-name="L1">
        <text:list-item>
          <text:p text:style-name="P6"><text:span text:style-name="T2">Zakreślaniu części wspólnej otrzymanej poprzez wydobycie części wspólnej maksymalnie prawego i maksymalnie lewego rozwiązania. </text:span></text:p>
        </text:list-item>
        <text:list-item>
          <text:p text:style-name="P6"><text:span text:style-name="T2">Drugim podejściem jest, jeżeli już mamy częściowo uzupełnioną łamigłówkę, wykreślenie pól które znajdują się poza zasięgiem (z różnych przyczyn).</text:span></text:p>
        </text:list-item>
      </text:list>
      <text:p text:style-name="P7"/>
      <text:p text:style-name="P7"><text:span text:style-name="T2"><text:tab/>W </text:span><text:span text:style-name="T1">związku z tym w kodzie, główną metodą jest funkcja </text:span><text:span text:style-name="T4">solvePuzzle. </text:span><text:span text:style-name="T6">Następnie, począwszy od komentarza „--ROWS” jest umieszczony kod odpowiadający za zakreślanie odpowiednich pól na podstawie danych dotyczących wierszy. Kolejna sekcja zaczynająca się od komentarza <text:line-break/>„--COLUMNS” <text:s/></text:span><text:span text:style-name="T1"><text:s/>dotyczy wypełnianie pól <text:s/>na podstawie danych dotyczących kolumn.</text:span></text:p>
      <text:p text:style-name="P7"><text:span text:style-name="T1"><text:tab/>Niestety Kolejny etap, nie został zaimplementowany z braku czasu. (Jest on znacznie bardziej skomplikowany i wymaga głębokiego przemyślenia, jeżeli chcielibyśmy wziąć pod uwagę wszystkie przypadki które mogą się w nim pojawić, zwłaszcza jeżeli dopuszczamy pojawianie się w jednym wierszu bądź kolumnie kilku grup zamalowanych kratek.) Na szczęście wykorzystanie zakreślania części wspólnych pozwala na rozwiązywanie prostszych łamigłówek. Pozwala też częściowo wypełnić te bardziej skomplikowane. </text:span></text:p>
      <text:p text:style-name="P8"><text:span text:style-name="T9">Zachowanie programu: </text:span></text:p>
      <text:p text:style-name="P8"><text:span text:style-name="T1">Program zachowuje się zgodnie z oczekiwaniami. W trakcie tworzenia algorytmu wyszło na jaw, że chcąc uniknąć rozwiązania metodą „brutal force” rozwiązanie znacznie się komplikuje.</text:span></text:p>
      <text:p text:style-name="P8"/>
      <text:p text:style-name="P9"><text:span text:style-name="T1">Do imitowania planszy </text:span><text:span text:style-name="T3">łamigłówki</text:span><text:span text:style-name="T1"> użyto </text:span><text:span text:style-name="T3">struktury </text:span><text:span text:style-name="T5">Matrix </text:span><text:span text:style-name="T7">z</text:span><text:span text:style-name="T1"> modułu </text:span><text:span text:style-name="T4">Data.Matri</text:span><text:span text:style-name="T5">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2:05:04.213983191</meta:creation-date>
    <dc:date>2015-06-17T03:05:50.229406419</dc:date>
    <meta:editing-duration>PT44M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264" meta:character-count="2028" meta:non-whitespace-character-count="1766"/>
  </office:meta>
</office:document-meta>
</file>